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" fo:font-size="100pt" style:font-size-asian="100pt" style:font-size-complex="100pt"/>
    </style:style>
    <style:style style:name="T1" style:family="text">
      <style:text-properties style:font-name="Comic Sans MS" fo:font-size="100pt" style:font-size-asian="100pt" style:font-size-complex="1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42cm" svg:height="29.7cm" svg:x="-43.1cm" svg:y="24.8cm">
          <text:p text:style-name="P1"><text:span text:style-name="T1">A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9.6cm" svg:height="21cm" svg:x="-30.8cm" svg:y="1.5cm">
          <text:p text:style-name="P1"><text:span text:style-name="T1">A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9.6cm" svg:height="21cm" svg:x="1.4cm" svg:y="86.8cm">
          <text:p text:style-name="P1"><text:span text:style-name="T1">A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9.6cm" svg:height="21cm" svg:x="46.7cm" svg:y="85.3cm">
          <text:p text:style-name="P1"><text:span text:style-name="T1">A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9.6cm" svg:height="21cm" svg:x="2.5cm" svg:y="62.2cm">
          <text:p text:style-name="P1"><text:span text:style-name="T1">A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9.6cm" svg:height="21cm" svg:x="47.3cm" svg:y="28.4cm">
          <text:p text:style-name="P1"><text:span text:style-name="T1">A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9.6cm" svg:height="21cm" svg:x="3cm" svg:y="39cm">
          <text:p text:style-name="P1"><text:span text:style-name="T1">A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9.6cm" svg:height="21cm" svg:x="11.7cm" svg:y="16.6cm">
          <text:p text:style-name="P1"><text:span text:style-name="T1">A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2cm" svg:height="29.7cm" svg:x="34.9cm" svg:y="54.4cm">
          <text:p text:style-name="P1"><text:span text:style-name="T1">A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2cm" svg:height="15cm" svg:x="0cm" svg:y="0.1cm">
          <text:p text:style-name="P1"><text:span text:style-name="T1">A3 hal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2cm" svg:height="15cm" svg:x="42.2cm" svg:y="0.1cm">
          <text:p text:style-name="P1"><text:span text:style-name="T1">A3 half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8.8cm" fo:page-height="109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1-07T20:23:22.507037968</meta:creation-date>
    <dc:date>2014-01-07T20:54:24.997964725</dc:date>
    <dc:creator>Okabe Kiwamu</dc:creator>
    <meta:editing-duration>PT1M59S</meta:editing-duration>
    <meta:editing-cycles>2</meta:editing-cycles>
    <meta:generator>LibreOffice/4.1.4.2$Linux_X86_64 LibreOffice_project/410m0$Build-2</meta:generator>
    <meta:document-statistic meta:object-count="11"/>
  </office:meta>
</office:document-meta>
</file>